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28728" officeooo:paragraph-rsid="00128728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28728" officeooo:paragraph-rsid="00128728" style:font-size-asian="12.25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8pt" officeooo:rsid="001ce871" officeooo:paragraph-rsid="00128728" style:font-size-asian="18pt" style:font-size-complex="18pt"/>
    </style:style>
    <style:style style:name="P4" style:family="paragraph" style:parent-style-name="Standard">
      <style:text-properties style:font-name="Liberation Serif" fo:font-size="12pt" officeooo:rsid="001ce871" officeooo:paragraph-rsid="00128728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21dc6c" officeooo:paragraph-rsid="00128728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28728" officeooo:paragraph-rsid="0012872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style:text-underline-style="solid" style:text-underline-width="auto" style:text-underline-color="font-color" fo:font-weight="bold" officeooo:rsid="001ce871" officeooo:paragraph-rsid="00128728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fo:font-weight="normal" officeooo:rsid="00128728" officeooo:paragraph-rsid="0012872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Liberation Serif" officeooo:paragraph-rsid="00128728"/>
    </style:style>
    <style:style style:name="T1" style:family="text">
      <style:text-properties officeooo:rsid="0012872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dc6c" style:font-weight-asian="bold" style:font-weight-complex="bold"/>
    </style:style>
    <style:style style:name="T4" style:family="text">
      <style:text-properties officeooo:rsid="001d2a40"/>
    </style:style>
    <style:style style:name="T5" style:family="text">
      <style:text-properties fo:font-size="12pt" officeooo:rsid="001ce871" style:font-size-asian="10.5pt" style:font-size-complex="12pt"/>
    </style:style>
    <style:style style:name="T6" style:family="text">
      <style:text-properties fo:font-size="12pt" fo:font-weight="bold" officeooo:rsid="0021dc6c" style:font-size-asian="10.5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ítulo 1</text:p>
      <text:p text:style-name="P2"/>
      <text:p text:style-name="P3"/>
      <text:p text:style-name="P4">1 – <text:span text:style-name="T3">An Operating System (OS) is a) a program that allows the user to do specific tasks, b) a word processor, c) a program that allows the user to interact with the computer and its componets or d) none of the previous answers are correct.</text:span></text:p>
      <text:p text:style-name="P4"><text:span text:style-name="T3"/></text:p>
      <text:p text:style-name="P4">c)</text:p>
      <text:p text:style-name="P4"/>
      <text:p text:style-name="P4">2 – <text:span text:style-name="T3">A Linux distribution is a) the kernel of the OS, a program for the installation and a choice of different applications, b) the kernel of the OS, a graphic enviroment and a choice of different applications or c) the two previous answers are correct.</text:span></text:p>
      <text:p text:style-name="P4"><text:span text:style-name="T3"/></text:p>
      <text:p text:style-name="P5">a)</text:p>
      <text:p text:style-name="P4"/>
      <text:p text:style-name="P4">3 – <text:span text:style-name="T3">Name a) any Linux distribution good in graphics and 3D games and b) any Linux distribution with preinstalled servers.</text:span></text:p>
      <text:p text:style-name="P6">- Slackware </text:p>
      <text:p text:style-name="P6">- Ubuntu</text:p>
      <text:p text:style-name="P4"/>
      <text:p text:style-name="P4">4 -<text:span text:style-name="T2"> </text:span><text:span text:style-name="T3">a) Which are the top 10 most popular Linux distributions in the last month? </text:span></text:p>
      <text:p text:style-name="P4"><text:span text:style-name="T3"><text:s text:c="5"/>b) and in the last year?</text:span></text:p>
      <text:p text:style-name="P4"><text:span text:style-name="T2">Last month:</text:span> </text:p>
      <text:p text:style-name="P4">Mint</text:p>
      <text:p text:style-name="P4">Debian</text:p>
      <text:p text:style-name="P4">Manjaro</text:p>
      <text:p text:style-name="P4">Ubuntu</text:p>
      <text:p text:style-name="P4">Fedora</text:p>
      <text:p text:style-name="P4">CentOS</text:p>
      <text:p text:style-name="P4">Arch</text:p>
      <text:p text:style-name="P4">deepi<text:span text:style-name="T1">n</text:span></text:p>
      <text:p text:style-name="P4">openSUSE</text:p>
      <text:p text:style-name="P4"/>
      <text:p text:style-name="P4"><text:span text:style-name="T2">Last year:</text:span></text:p>
      <text:p text:style-name="P4"><text:s/><text:span text:style-name="T4">Mint</text:span></text:p>
      <text:p text:style-name="P4"><text:span text:style-name="T4">Debian</text:span></text:p>
      <text:p text:style-name="P4"><text:span text:style-name="T4">openSUSE</text:span></text:p>
      <text:p text:style-name="P4"><text:span text:style-name="T4">Arch</text:span></text:p>
      <text:p text:style-name="P4"><text:span text:style-name="T4">Ubuntu</text:span></text:p>
      <text:p text:style-name="P4"><text:span text:style-name="T4">Mageia</text:span></text:p>
      <text:p text:style-name="P4"><text:span text:style-name="T4">Manjaro</text:span></text:p>
      <text:p text:style-name="P4"><text:span text:style-name="T4">Fedora</text:span></text:p>
      <text:p text:style-name="P4"><text:span text:style-name="T4">CentOS</text:span></text:p>
      <text:p text:style-name="P4"><text:span text:style-name="T4">Zorin</text:span></text:p>
      <text:p text:style-name="P4"/>
      <text:p text:style-name="P4">5 – <text:span text:style-name="T3">a) Who programmed the first Linux version?, b) with what goal?</text:span></text:p>
      <text:p text:style-name="P4">Linus Torvalds, with the goal to do a better OS than Minix, an Unix like operating system.</text:p>
      <text:p text:style-name="P4"/>
      <text:p text:style-name="P4"/>
      <text:p text:style-name="P4"/>
      <text:p text:style-name="P4"><text:soft-page-break/>6 – <text:span text:style-name="T3">In order to execute Linux commands in a remote machine you need to install Linux in your local machine beforehand. a) True b) False.</text:span></text:p>
      <text:p text:style-name="P4">b)</text:p>
      <text:p text:style-name="P4"/>
      <text:p text:style-name="P4">7 – <text:span text:style-name="T3">a) Was the first Linux version hardware-dependent or could it work on any machine? b) Is it the same nowadays?</text:span></text:p>
      <text:p text:style-name="P4">a) Hardware-dependent </text:p>
      <text:p text:style-name="P4">b) no</text:p>
      <text:p text:style-name="P4"/>
      <text:p text:style-name="P4">8 – <text:span text:style-name="T3">The Linux mascot is called a) Tuxedo, b) Tux, c) Pingu, or d) all of the above.</text:span><text:span text:style-name="T2"> </text:span></text:p>
      <text:p text:style-name="P4">b)</text:p>
      <text:p text:style-name="P4"/>
      <text:p text:style-name="P9"><text:span text:style-name="T5">9 - </text:span><text:span text:style-name="T6">Who was the artist responsible for drawing the first version of the Linux mascot?</text:span></text:p>
      <text:p text:style-name="P9">Larry Ewing</text:p>
      <text:p text:style-name="P9"/>
      <text:p text:style-name="P9"/>
      <text:p text:style-name="P4">10 – <text:span text:style-name="T3">Name three light Linux distributions (with light hardware requirements) that can be installed on a memory stick.</text:span></text:p>
      <text:p text:style-name="P8">DS Linux – Lubuntu - Crunchbang</text:p>
      <text:p text:style-name="P4"><text:span text:style-name="T3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9:51:28.186533854</meta:creation-date>
    <dc:date>2016-12-14T19:59:15.037586818</dc:date>
    <meta:editing-duration>PT7M47S</meta:editing-duration>
    <meta:editing-cycles>1</meta:editing-cycles>
    <meta:document-statistic meta:table-count="0" meta:image-count="0" meta:object-count="0" meta:page-count="2" meta:paragraph-count="44" meta:word-count="303" meta:character-count="1653" meta:non-whitespace-character-count="1374"/>
    <meta:generator>LibreOffice/5.1.4.2$Linux_X86_64 LibreOffice_project/10m0$Build-2</meta:generator>
  </office:meta>
</office:document-meta>
</file>